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objectwithoutfill">
      <style:graphic-properties draw:stroke="dash" draw:stroke-dash="Dashed_20__28_var_29_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/>
    </style:style>
    <style:style style:name="gr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5cm"/>
    </style:style>
    <style:style style:name="gr11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12" style:family="graphic" style:parent-style-name="objectwithoutfill">
      <style:graphic-properties svg:stroke-width="0.035cm" svg:stroke-color="#ff0000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ff0000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cm" fo:min-width="0cm"/>
    </style:style>
    <style:style style:name="gr16" style:family="graphic" style:parent-style-name="objectwithoutfill">
      <style:graphic-properties svg:stroke-width="0.035cm" svg:stroke-color="#2a6099" draw:marker-start="Arrow" draw:marker-start-width="0.304cm" draw:marker-end-width="0.304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2a6099" draw:marker-start-width="0.304cm" draw:marker-end-width="0.304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0000" fo:font-size="10pt"/>
    </style:style>
    <style:style style:name="P7" style:family="paragraph">
      <style:paragraph-properties fo:text-align="center"/>
      <style:text-properties fo:color="#2a6099"/>
    </style:style>
    <style:style style:name="P8" style:family="paragraph">
      <loext:graphic-properties draw:fill="none" draw:fill-color="#ffffff"/>
      <style:paragraph-properties fo:text-align="center"/>
      <style:text-properties fo:color="#2a6099" fo:font-size="10pt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color="#ff0000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1cm" svg:x="8cm" svg:y="8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cm" svg:y="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1cm" svg:y="4cm">
          <text:p text:style-name="P1"><text:span text:style-name="T1">ObjectDictiona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5cm" svg:y="6cm">
          <text:p text:style-name="P1"><text:span text:style-name="T1">Application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cm" svg:y1="5cm" svg:x2="13cm" svg:y2="16cm">
          <text:p/>
        </draw:line>
        <draw:line draw:style-name="gr3" draw:text-style-name="P3" draw:layer="layout" svg:x1="9.5cm" svg:y1="9cm" svg:x2="9.5cm" svg:y2="13cm">
          <text:p/>
        </draw:line>
        <draw:line draw:style-name="gr3" draw:text-style-name="P3" draw:layer="layout" svg:x1="6.5cm" svg:y1="7cm" svg:x2="6.5cm" svg:y2="14.6cm">
          <text:p/>
        </draw:line>
        <draw:line draw:style-name="gr3" draw:text-style-name="P3" draw:layer="layout" svg:x1="2.5cm" svg:y1="5cm" svg:x2="2.5cm" svg:y2="16cm">
          <text:p/>
        </draw:line>
        <draw:g>
          <draw:line draw:style-name="gr4" draw:text-style-name="P3" draw:layer="layout" svg:x1="9.3cm" svg:y1="12.8cm" svg:x2="9.7cm" svg:y2="13.2cm">
            <text:p/>
          </draw:line>
          <draw:line draw:style-name="gr4" draw:text-style-name="P3" draw:layer="layout" svg:x1="9.3cm" svg:y1="13.2cm" svg:x2="9.7cm" svg:y2="12.8cm">
            <text:p/>
          </draw:line>
        </draw:g>
        <draw:g>
          <draw:line draw:style-name="gr4" draw:text-style-name="P3" draw:layer="layout" svg:x1="6.3cm" svg:y1="14.45cm" svg:x2="6.7cm" svg:y2="14.85cm">
            <text:p/>
          </draw:line>
          <draw:line draw:style-name="gr4" draw:text-style-name="P3" draw:layer="layout" svg:x1="6.3cm" svg:y1="14.85cm" svg:x2="6.7cm" svg:y2="14.45cm">
            <text:p/>
          </draw:line>
        </draw:g>
        <draw:line draw:style-name="gr5" draw:text-style-name="P3" draw:layer="layout" svg:x1="2.5cm" svg:y1="6.5cm" svg:x2="5cm" svg:y2="6.5cm">
          <text:p/>
        </draw:line>
        <draw:frame draw:style-name="gr6" draw:text-style-name="P4" draw:layer="layout" svg:width="1.145cm" svg:height="0.645cm" svg:x="3.005cm" svg:y="5.905cm">
          <draw:text-box>
            <text:p><text:span text:style-name="T2">new</text:span></text:p>
          </draw:text-box>
        </draw:frame>
        <draw:line draw:style-name="gr5" draw:text-style-name="P3" draw:layer="layout" svg:x1="2.5cm" svg:y1="8.551cm" svg:x2="8.05cm" svg:y2="8.55cm">
          <text:p/>
        </draw:line>
        <draw:frame draw:style-name="gr6" draw:text-style-name="P4" draw:layer="layout" svg:width="1.145cm" svg:height="0.645cm" svg:x="3.005cm" svg:y="7.956cm">
          <draw:text-box>
            <text:p><text:span text:style-name="T2">new</text:span></text:p>
          </draw:text-box>
        </draw:frame>
        <draw:line draw:style-name="gr5" draw:text-style-name="P3" draw:layer="layout" svg:x1="2.5cm" svg:y1="10cm" svg:x2="13cm" svg:y2="10cm">
          <text:p/>
        </draw:line>
        <draw:frame draw:style-name="gr7" draw:text-style-name="P4" draw:layer="layout" svg:width="1.361cm" svg:height="0.645cm" svg:x="3.006cm" svg:y="9.357cm">
          <draw:text-box>
            <text:p><text:span text:style-name="T2">Add()</text:span></text:p>
          </draw:text-box>
        </draw:frame>
        <draw:line draw:style-name="gr5" draw:text-style-name="P3" draw:layer="layout" svg:x1="2.7cm" svg:y1="12cm" svg:x2="12.8cm" svg:y2="12cm">
          <text:p/>
        </draw:line>
        <draw:frame draw:style-name="gr8" draw:text-style-name="P4" draw:layer="layout" svg:width="2.047cm" svg:height="0.645cm" svg:x="3.006cm" svg:y="11.332cm">
          <draw:text-box>
            <text:p><text:span text:style-name="T2">Remove()</text:span></text:p>
          </draw:text-box>
        </draw:frame>
        <draw:custom-shape draw:style-name="gr9" draw:text-style-name="P5" draw:layer="layout" svg:width="0.4cm" svg:height="1.45cm" svg:x="12.8cm" svg:y="12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8cm" svg:y1="13cm" svg:x2="9.7cm" svg:y2="13cm">
          <text:p/>
        </draw:line>
        <draw:frame draw:style-name="gr10" draw:text-style-name="P4" draw:layer="layout" svg:width="1.455cm" svg:height="0.645cm" svg:x="10.745cm" svg:y="12.35cm">
          <draw:text-box>
            <text:p><text:span text:style-name="T2">delete</text:span></text:p>
          </draw:text-box>
        </draw:frame>
        <draw:custom-shape draw:style-name="gr9" draw:text-style-name="P5" draw:layer="layout" svg:width="0.4cm" svg:height="1.45cm" svg:x="2.3cm" svg:y="12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2.8cm" svg:y1="13.45cm" svg:x2="2.7cm" svg:y2="13.45cm">
          <text:p/>
        </draw:line>
        <draw:line draw:style-name="gr5" draw:text-style-name="P3" draw:layer="layout" svg:x1="2.5cm" svg:y1="14.6cm" svg:x2="6.3cm" svg:y2="14.6cm">
          <text:p/>
        </draw:line>
        <draw:frame draw:style-name="gr10" draw:text-style-name="P4" draw:layer="layout" svg:width="1.455cm" svg:height="0.645cm" svg:x="3cm" svg:y="14.005cm">
          <draw:text-box>
            <text:p><text:span text:style-name="T2">delete</text:span></text:p>
          </draw:text-box>
        </draw:frame>
        <draw:line draw:style-name="gr12" draw:text-style-name="P3" draw:layer="layout" svg:x1="13.6cm" svg:y1="10cm" svg:x2="15cm" svg:y2="10cm">
          <text:p/>
        </draw:line>
        <draw:line draw:style-name="gr13" draw:text-style-name="P3" draw:layer="layout" svg:x1="15cm" svg:y1="12cm" svg:x2="13.55cm" svg:y2="12cm">
          <text:p/>
        </draw:line>
        <draw:line draw:style-name="gr14" draw:text-style-name="P3" draw:layer="layout" svg:x1="15cm" svg:y1="10cm" svg:x2="15cm" svg:y2="12cm">
          <text:p/>
        </draw:line>
        <draw:frame draw:style-name="gr15" draw:text-style-name="P6" draw:layer="layout" svg:width="2.15cm" svg:height="1.04cm" draw:transform="rotate (1.5707963267949) translate (14.951cm 12.06cm)">
          <draw:text-box>
            <text:p text:style-name="P1"><text:span text:style-name="T3">Object</text:span></text:p>
            <text:p text:style-name="P1"><text:span text:style-name="T3">accessible</text:span></text:p>
          </draw:text-box>
        </draw:frame>
        <draw:line draw:style-name="gr16" draw:text-style-name="P3" draw:layer="layout" svg:x1="13.6cm" svg:y1="8.5cm" svg:x2="16.5cm" svg:y2="8.5cm">
          <text:p/>
        </draw:line>
        <draw:line draw:style-name="gr16" draw:text-style-name="P3" draw:layer="layout" svg:x1="13.6cm" svg:y1="13cm" svg:x2="16.5cm" svg:y2="13cm">
          <text:p/>
        </draw:line>
        <draw:line draw:style-name="gr17" draw:text-style-name="P3" draw:layer="layout" svg:x1="16.5cm" svg:y1="8.5cm" svg:x2="16.5cm" svg:y2="13cm">
          <text:p/>
        </draw:line>
        <draw:frame draw:style-name="gr18" draw:text-style-name="P8" draw:layer="layout" svg:width="3.5cm" svg:height="1.039cm" draw:transform="rotate (1.5707963267949) translate (16.55cm 12.5cm)">
          <draw:text-box>
            <text:p text:style-name="P7"><text:span text:style-name="T2">Application‘s Data accessi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7:45:12.014271808</meta:creation-date>
    <dc:date>2019-03-08T18:18:33.028466828</dc:date>
    <meta:editing-duration>PT16M38S</meta:editing-duration>
    <meta:editing-cycles>4</meta:editing-cycles>
    <meta:generator>LibreOffice/6.1.3.2$Linux_X86_64 LibreOffice_project/10$Build-2</meta:generator>
    <meta:document-statistic meta:object-count="37"/>
  </office:meta>
</office:document-meta>
</file>